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line-height="114%" fo:padding="0in" fo:border="none"/>
    </style:style>
    <style:style style:name="P2" style:family="paragraph" style:parent-style-name="Standard" style:list-style-name="WWNum1">
      <style:paragraph-properties fo:margin-left="0.4165in" fo:margin-right="0in" fo:line-height="114%" fo:text-indent="-0.25in" style:auto-text-indent="false" fo:padding="0in" fo:border="none"/>
    </style:style>
    <style:style style:name="P3" style:family="paragraph" style:parent-style-name="Standard" style:list-style-name="WWNum12">
      <style:paragraph-properties fo:margin-left="0.4165in" fo:margin-right="0in" fo:line-height="114%" fo:text-indent="-0.25in" style:auto-text-indent="false" fo:padding="0in" fo:border="none"/>
    </style:style>
    <style:style style:name="P4" style:family="paragraph" style:parent-style-name="Standard" style:list-style-name="WWNum13">
      <style:paragraph-properties fo:margin-left="0.4165in" fo:margin-right="0in" fo:line-height="114%" fo:text-indent="-0.25in" style:auto-text-indent="false" fo:padding="0in" fo:border="none"/>
    </style:style>
    <style:style style:name="P5" style:family="paragraph" style:parent-style-name="Standard" style:list-style-name="WWNum14">
      <style:paragraph-properties fo:margin-left="0.4165in" fo:margin-right="0in" fo:line-height="114%" fo:text-indent="-0.25in" style:auto-text-indent="false" fo:padding="0in" fo:border="none"/>
    </style:style>
    <style:style style:name="P6" style:family="paragraph" style:parent-style-name="Standard" style:list-style-name="WWNum15">
      <style:paragraph-properties fo:margin-left="0.4165in" fo:margin-right="0in" fo:line-height="114%" fo:text-indent="-0.25in" style:auto-text-indent="false" fo:padding="0in" fo:border="none"/>
    </style:style>
    <style:style style:name="P7" style:family="paragraph" style:parent-style-name="Standard" style:list-style-name="WWNum16">
      <style:paragraph-properties fo:margin-left="0.4165in" fo:margin-right="0in" fo:line-height="114%" fo:text-indent="-0.25in" style:auto-text-indent="false" fo:padding="0in" fo:border="none"/>
    </style:style>
    <style:style style:name="P8" style:family="paragraph" style:parent-style-name="Standard" style:list-style-name="WWNum17">
      <style:paragraph-properties fo:margin-left="0.4165in" fo:margin-right="0in" fo:line-height="114%" fo:text-indent="-0.25in" style:auto-text-indent="false" fo:padding="0in" fo:border="none"/>
    </style:style>
    <style:style style:name="P9" style:family="paragraph" style:parent-style-name="Standard" style:list-style-name="WWNum18">
      <style:paragraph-properties fo:margin-left="0.4165in" fo:margin-right="0in" fo:line-height="114%" fo:text-indent="-0.25in" style:auto-text-indent="false" fo:padding="0in" fo:border="none"/>
    </style:style>
    <style:style style:name="P10" style:family="paragraph" style:parent-style-name="Standard" style:list-style-name="WWNum19">
      <style:paragraph-properties fo:margin-left="0.4165in" fo:margin-right="0in" fo:line-height="114%" fo:text-indent="-0.25in" style:auto-text-indent="false" fo:padding="0in" fo:border="none"/>
    </style:style>
    <style:style style:name="P11" style:family="paragraph" style:parent-style-name="Standard" style:list-style-name="WWNum20">
      <style:paragraph-properties fo:margin-left="0.4165in" fo:margin-right="0in" fo:line-height="114%" fo:text-indent="-0.25in" style:auto-text-indent="false" fo:padding="0in" fo:border="none"/>
    </style:style>
    <style:style style:name="P12" style:family="paragraph" style:parent-style-name="Standard" style:list-style-name="WWNum21">
      <style:paragraph-properties fo:margin-left="0.4165in" fo:margin-right="0in" fo:line-height="114%" fo:text-indent="-0.25in" style:auto-text-indent="false" fo:padding="0in" fo:border="none"/>
    </style:style>
    <style:style style:name="P13" style:family="paragraph" style:parent-style-name="Standard" style:list-style-name="WWNum22">
      <style:paragraph-properties fo:margin-left="0.4165in" fo:margin-right="0in" fo:line-height="114%" fo:text-indent="-0.25in" style:auto-text-indent="false" fo:padding="0in" fo:border="none"/>
    </style:style>
    <style:style style:name="P14" style:family="paragraph" style:parent-style-name="Standard" style:list-style-name="WWNum23">
      <style:paragraph-properties fo:margin-left="0.4165in" fo:margin-right="0in" fo:line-height="114%" fo:text-indent="-0.25in" style:auto-text-indent="false" fo:padding="0in" fo:border="none"/>
    </style:style>
    <style:style style:name="P15" style:family="paragraph" style:parent-style-name="Standard" style:list-style-name="WWNum24">
      <style:paragraph-properties fo:margin-left="0.4165in" fo:margin-right="0in" fo:line-height="114%" fo:text-indent="-0.25in" style:auto-text-indent="false" fo:padding="0in" fo:border="none"/>
    </style:style>
    <style:style style:name="P16" style:family="paragraph" style:parent-style-name="Standard" style:list-style-name="WWNum25">
      <style:paragraph-properties fo:margin-left="0.4165in" fo:margin-right="0in" fo:line-height="114%" fo:text-indent="-0.25in" style:auto-text-indent="false" fo:padding="0in" fo:border="none"/>
    </style:style>
    <style:style style:name="P17" style:family="paragraph" style:parent-style-name="Standard" style:list-style-name="WWNum2">
      <style:paragraph-properties fo:margin-left="0.4165in" fo:margin-right="0in" fo:line-height="114%" fo:text-indent="-0.25in" style:auto-text-indent="false" fo:padding="0in" fo:border="none"/>
    </style:style>
    <style:style style:name="P18" style:family="paragraph" style:parent-style-name="Standard" style:list-style-name="WWNum3">
      <style:paragraph-properties fo:margin-left="0.4165in" fo:margin-right="0in" fo:line-height="114%" fo:text-indent="-0.25in" style:auto-text-indent="false" fo:padding="0in" fo:border="none"/>
    </style:style>
    <style:style style:name="P19" style:family="paragraph" style:parent-style-name="Standard" style:list-style-name="WWNum4">
      <style:paragraph-properties fo:margin-left="0.4165in" fo:margin-right="0in" fo:line-height="114%" fo:text-indent="-0.25in" style:auto-text-indent="false" fo:padding="0in" fo:border="none"/>
    </style:style>
    <style:style style:name="P20" style:family="paragraph" style:parent-style-name="Standard" style:list-style-name="WWNum5">
      <style:paragraph-properties fo:margin-left="0.4165in" fo:margin-right="0in" fo:line-height="114%" fo:text-indent="-0.25in" style:auto-text-indent="false" fo:padding="0in" fo:border="none"/>
    </style:style>
    <style:style style:name="P21" style:family="paragraph" style:parent-style-name="Standard" style:list-style-name="WWNum6">
      <style:paragraph-properties fo:margin-left="0.4165in" fo:margin-right="0in" fo:line-height="114%" fo:text-indent="-0.25in" style:auto-text-indent="false" fo:padding="0in" fo:border="none"/>
    </style:style>
    <style:style style:name="P22" style:family="paragraph" style:parent-style-name="Standard" style:list-style-name="WWNum7">
      <style:paragraph-properties fo:margin-left="0.4165in" fo:margin-right="0in" fo:line-height="114%" fo:text-indent="-0.25in" style:auto-text-indent="false" fo:padding="0in" fo:border="none"/>
    </style:style>
    <style:style style:name="P23" style:family="paragraph" style:parent-style-name="Standard" style:list-style-name="WWNum8">
      <style:paragraph-properties fo:margin-left="0.4165in" fo:margin-right="0in" fo:line-height="114%" fo:text-indent="-0.25in" style:auto-text-indent="false" fo:padding="0in" fo:border="none"/>
    </style:style>
    <style:style style:name="P24" style:family="paragraph" style:parent-style-name="Standard" style:list-style-name="WWNum9">
      <style:paragraph-properties fo:margin-left="0.4165in" fo:margin-right="0in" fo:line-height="114%" fo:text-indent="-0.25in" style:auto-text-indent="false" fo:padding="0in" fo:border="none"/>
    </style:style>
    <style:style style:name="P25" style:family="paragraph" style:parent-style-name="Standard" style:list-style-name="WWNum10">
      <style:paragraph-properties fo:margin-left="0.4165in" fo:margin-right="0in" fo:line-height="114%" fo:text-indent="-0.25in" style:auto-text-indent="false" fo:padding="0in" fo:border="none"/>
    </style:style>
    <style:style style:name="P26" style:family="paragraph" style:parent-style-name="Standard" style:list-style-name="WWNum11">
      <style:paragraph-properties fo:margin-left="0.4165in" fo:margin-right="0in" fo:line-height="114%" fo:text-indent="-0.25in" style:auto-text-indent="false" fo:padding="0in" fo:border="none"/>
    </style:style>
    <style:style style:name="P27" style:family="paragraph" style:parent-style-name="Standard" style:master-page-name="Standard">
      <style:paragraph-properties fo:line-height="114%" style:page-number="1" fo:padding="0in" fo:border="none"/>
    </style:style>
    <style:style style:name="P28" style:family="paragraph" style:parent-style-name="Heading_20_3">
      <style:paragraph-properties fo:margin-top="0in" fo:margin-bottom="0.1665in" loext:contextual-spacing="false" fo:line-height="114%" fo:padding="0in" fo:border="none"/>
    </style:style>
    <style:style style:name="P29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Google Sans Text" style:font-name-asian="Google Sans Text1" style:font-name-complex="Google Sans Text1"/>
    </style:style>
    <style:style style:name="T2" style:family="text">
      <style:text-properties style:font-name="Google Sans Text" fo:font-weight="bold" style:font-name-asian="Google Sans Text1" style:font-weight-asian="bold" style:font-name-complex="Google Sans Text1" style:font-weight-complex="bold"/>
    </style:style>
    <style:style style:name="T3" style:family="text">
      <style:text-properties style:font-name="Google Sans Text" fo:font-size="14pt" fo:font-style="normal" fo:font-weight="bold" style:font-name-asian="Google Sans Text1" style:font-size-asian="14pt" style:font-style-asian="normal" style:font-weight-asian="bold" style:font-name-complex="Google Sans Text1" style:font-size-complex="14pt" style:font-style-complex="normal" style:font-weight-complex="bold"/>
    </style:style>
    <style:style style:name="T4" style:family="text">
      <style:text-properties style:font-name="Google Sans Text" fo:font-style="italic" style:font-name-asian="Google Sans Text1" style:font-style-asian="italic" style:font-name-complex="Google Sans Text1" style:font-style-complex="italic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>You are absolutely right. "Job ready from scratch" means taking someone who might not even know Linux and turning them into a hireable professional in 6 months. 8 modules are not enough to fill that timeline or that promise.</text:span></text:p>
      <text:p text:style-name="P1"><text:span text:style-name="T1">To "dig in properly," we need to expand each track to </text:span><text:span text:style-name="T2">12-14 Modules</text:span><text:span text:style-name="T1"> (selected from your Master List) and structure them into </text:span><text:span text:style-name="T2">4 Phases</text:span><text:span text:style-name="T1">:</text:span></text:p>
      <text:list xml:id="list1321227573" text:style-name="WWNum1">
        <text:list-item>
          <text:p text:style-name="P2"><text:span text:style-name="T2">Foundation (Month 1):</text:span><text:span text:style-name="T1"> The absolute basics (Tech + Mindset).</text:span></text:p>
        </text:list-item>
        <text:list-item>
          <text:p text:style-name="P2"><text:span text:style-name="T2">Core Skills (Months 2-3):</text:span><text:span text:style-name="T1"> The specific tools and tradecraft.</text:span></text:p>
        </text:list-item>
        <text:list-item>
          <text:p text:style-name="P2"><text:span text:style-name="T2">Advanced Specialization (Months 4-5):</text:span><text:span text:style-name="T1"> Complex scenarios &amp; high-level soft skills.</text:span></text:p>
        </text:list-item>
        <text:list-item>
          <text:p text:style-name="P2"><text:span text:style-name="T2">Job Readiness (Month 6):</text:span><text:span text:style-name="T1"> Projects, Portfolio, and Placement prep.</text:span></text:p>
        </text:list-item>
      </text:list>
      <text:p text:style-name="P1"><text:span text:style-name="T1">Here is the </text:span><text:span text:style-name="T2">complete, deep-dive curriculum</text:span><text:span text:style-name="T1"> for the 6 Tracks.</text:span></text:p>
      <text:p text:style-name="P28"><draw:rect text:anchor-type="as-char" style:rel-width="100%" draw:z-index="0" draw:style-name="gr1" draw:text-style-name="P29" svg:width="0.0012in" svg:height="0.0213in"><text:p/></draw:rect><text:span text:style-name="T3">Track 1: Cyber Threat Intelligence (CTI) Specialist</text:span></text:p>
      <text:p text:style-name="P1"><text:span text:style-name="T4">From zero to a professional capable of predicting and analyzing cyber threats.</text:span></text:p>
      <text:p text:style-name="P1"><text:span text:style-name="T2">Phase 1: The Foundation (Month 1)</text:span></text:p>
      <text:list xml:id="list2561686448" text:style-name="WWNum12">
        <text:list-item>
          <text:p text:style-name="P3"><text:span text:style-name="T2">Tech #1:</text:span><text:span text:style-name="T1"> Cybersecurity Fundamentals (CIA Triad, Risk)</text:span></text:p>
        </text:list-item>
        <text:list-item>
          <text:p text:style-name="P3"><text:span text:style-name="T2">Tech #2:</text:span><text:span text:style-name="T1"> Linux Operations &amp; Command Line (The OS of the web)</text:span></text:p>
        </text:list-item>
        <text:list-item>
          <text:p text:style-name="P3"><text:span text:style-name="T2">Tech #3:</text:span><text:span text:style-name="T1"> Computer Networking &amp; TCP/IP (How data moves)</text:span></text:p>
        </text:list-item>
        <text:list-item>
          <text:p text:style-name="P3"><text:span text:style-name="T2">Soft #16:</text:span><text:span text:style-name="T1"> Critical Thinking (Analyzing data without bias)</text:span></text:p>
        </text:list-item>
      </text:list>
      <text:p text:style-name="P1"><text:span text:style-name="T2">Phase 2: Intelligence Tradecraft (Months 2-3)</text:span></text:p>
      <text:list xml:id="list2308491085" text:style-name="WWNum13">
        <text:list-item>
          <text:p text:style-name="P4"><text:span text:style-name="T2">Tech #14:</text:span><text:span text:style-name="T1"> OSINT (Open Source Intelligence)</text:span></text:p>
        </text:list-item>
        <text:list-item>
          <text:p text:style-name="P4"><text:span text:style-name="T2">Tech #15:</text:span><text:span text:style-name="T1"> Digital Footprinting &amp; Reconnaissance</text:span></text:p>
        </text:list-item>
        <text:list-item>
          <text:p text:style-name="P4"><text:span text:style-name="T2">Tech #16:</text:span><text:span text:style-name="T1"> Dark Web Operations (Tor, I2P)</text:span></text:p>
        </text:list-item>
        <text:list-item>
          <text:p text:style-name="P4"><text:span text:style-name="T2">Tech #17:</text:span><text:span text:style-name="T1"> Operational Security (OpSec) &amp; Anonymity</text:span></text:p>
        </text:list-item>
        <text:list-item>
          <text:p text:style-name="P4"><text:span text:style-name="T2">Soft #11:</text:span><text:span text:style-name="T1"> Report Writing for Executives (Turning intel into value)</text:span></text:p>
        </text:list-item>
      </text:list>
      <text:p text:style-name="P1"><text:soft-page-break/><text:span text:style-name="T2">Phase 3: Advanced Analysis (Months 4-5)</text:span></text:p>
      <text:list xml:id="list3124864169" text:style-name="WWNum14">
        <text:list-item>
          <text:p text:style-name="P5"><text:span text:style-name="T2">Tech #28:</text:span><text:span text:style-name="T1"> Indicators of Compromise (IoC) Discovery</text:span></text:p>
        </text:list-item>
        <text:list-item>
          <text:p text:style-name="P5"><text:span text:style-name="T2">Tech #27:</text:span><text:span text:style-name="T1"> Malware Analysis Fundamentals (Knowing the enemy)</text:span></text:p>
        </text:list-item>
        <text:list-item>
          <text:p text:style-name="P5"><text:span text:style-name="T2">Tech #46:</text:span><text:span text:style-name="T1"> Geopolitical Risk Analysis (Nation-state actors)</text:span></text:p>
        </text:list-item>
        <text:list-item>
          <text:p text:style-name="P5"><text:span text:style-name="T2">Soft #17:</text:span><text:span text:style-name="T1"> Analytical Problem Solving (Connecting the dots)</text:span></text:p>
        </text:list-item>
      </text:list>
      <text:p text:style-name="P1"><text:span text:style-name="T2">Phase 4: Career Launch (Month 6)</text:span></text:p>
      <text:list xml:id="list3774545456" text:style-name="WWNum15">
        <text:list-item>
          <text:p text:style-name="P6"><text:span text:style-name="T2">Tech #45:</text:span><text:span text:style-name="T1"> Cyber Warfare Tactics (Strategic view)</text:span></text:p>
        </text:list-item>
        <text:list-item>
          <text:p text:style-name="P6"><text:span text:style-name="T2">Soft #1:</text:span><text:span text:style-name="T1"> Resume Building &amp; Optimization</text:span></text:p>
        </text:list-item>
        <text:list-item>
          <text:p text:style-name="P6"><text:span text:style-name="T2">Soft #2:</text:span><text:span text:style-name="T1"> Interview Preparation &amp; Mock Sessions</text:span></text:p>
        </text:list-item>
        <text:list-item>
          <text:p text:style-name="P6"><text:span text:style-name="T2">Capstone Project:</text:span><text:span text:style-name="T1"> </text:span><text:span text:style-name="T4">The Threat Landscape Report (Full Deep Web Investigation)</text:span></text:p>
        </text:list-item>
      </text:list>
      <text:p text:style-name="P28"><draw:rect text:anchor-type="as-char" style:rel-width="100%" draw:z-index="1" draw:style-name="gr1" draw:text-style-name="P29" svg:width="0.0012in" svg:height="0.0213in"><text:p/></draw:rect><text:span text:style-name="T3">Track 2: SOC Operations &amp; Incident Response</text:span></text:p>
      <text:p text:style-name="P1"><text:span text:style-name="T4">From zero to a Blue Team defender monitoring live networks.</text:span></text:p>
      <text:p text:style-name="P1"><text:span text:style-name="T2">Phase 1: The Foundation (Month 1)</text:span></text:p>
      <text:list xml:id="list3346754180" text:style-name="WWNum16">
        <text:list-item>
          <text:p text:style-name="P7"><text:span text:style-name="T2">Tech #1:</text:span><text:span text:style-name="T1"> Cybersecurity Fundamentals</text:span></text:p>
        </text:list-item>
        <text:list-item>
          <text:p text:style-name="P7"><text:span text:style-name="T2">Tech #3:</text:span><text:span text:style-name="T1"> Computer Networking &amp; TCP/IP</text:span></text:p>
        </text:list-item>
        <text:list-item>
          <text:p text:style-name="P7"><text:span text:style-name="T2">Tech #4:</text:span><text:span text:style-name="T1"> Virtualization &amp; Lab Setup</text:span></text:p>
        </text:list-item>
        <text:list-item>
          <text:p text:style-name="P7"><text:span text:style-name="T2">Soft #33:</text:span><text:span text:style-name="T1"> Stress Management &amp; Resilience (Essential for SOC burnout)</text:span></text:p>
        </text:list-item>
      </text:list>
      <text:p text:style-name="P1"><text:span text:style-name="T2">Phase 2: Detection &amp; Analysis (Months 2-3)</text:span></text:p>
      <text:list xml:id="list2102107440" text:style-name="WWNum17">
        <text:list-item>
          <text:p text:style-name="P8"><text:span text:style-name="T2">Tech #5:</text:span><text:span text:style-name="T1"> Network Traffic Analysis</text:span></text:p>
        </text:list-item>
        <text:list-item>
          <text:p text:style-name="P8"><text:span text:style-name="T2">Tech #6:</text:span><text:span text:style-name="T1"> Packet Sniffing &amp; Wireshark Mastery</text:span></text:p>
        </text:list-item>
        <text:list-item>
          <text:p text:style-name="P8"><text:span text:style-name="T2">Tech #7:</text:span><text:span text:style-name="T1"> SIEM Architecture &amp; Deployment (Splunk/Wazuh)</text:span></text:p>
        </text:list-item>
        <text:list-item>
          <text:p text:style-name="P8"><text:soft-page-break/><text:span text:style-name="T2">Tech #8:</text:span><text:span text:style-name="T1"> Log Analysis &amp; Management</text:span></text:p>
        </text:list-item>
        <text:list-item>
          <text:p text:style-name="P8"><text:span text:style-name="T2">Soft #22:</text:span><text:span text:style-name="T1"> Time Management &amp; Productivity (Handling alerts)</text:span></text:p>
        </text:list-item>
      </text:list>
      <text:p text:style-name="P1"><text:span text:style-name="T2">Phase 3: Incident Response (Months 4-5)</text:span></text:p>
      <text:list xml:id="list1411133208" text:style-name="WWNum18">
        <text:list-item>
          <text:p text:style-name="P9"><text:span text:style-name="T2">Tech #9:</text:span><text:span text:style-name="T1"> Incident Response Lifecycle</text:span></text:p>
        </text:list-item>
        <text:list-item>
          <text:p text:style-name="P9"><text:span text:style-name="T2">Tech #10:</text:span><text:span text:style-name="T1"> Playbook Design &amp; Automation</text:span></text:p>
        </text:list-item>
        <text:list-item>
          <text:p text:style-name="P9"><text:span text:style-name="T2">Tech #11:</text:span><text:span text:style-name="T1"> Endpoint Detection &amp; Response (EDR)</text:span></text:p>
        </text:list-item>
        <text:list-item>
          <text:p text:style-name="P9"><text:span text:style-name="T2">Tech #47:</text:span><text:span text:style-name="T1"> AI for Defense (SOC Automation)</text:span></text:p>
        </text:list-item>
        <text:list-item>
          <text:p text:style-name="P9"><text:span text:style-name="T2">Soft #8:</text:span><text:span text:style-name="T1"> Crisis Communication &amp; Stakeholder Management</text:span></text:p>
        </text:list-item>
      </text:list>
      <text:p text:style-name="P1"><text:span text:style-name="T2">Phase 4: Career Launch (Month 6)</text:span></text:p>
      <text:list xml:id="list2702053520" text:style-name="WWNum19">
        <text:list-item>
          <text:p text:style-name="P10"><text:span text:style-name="T2">Tech #12:</text:span><text:span text:style-name="T1"> Digital Forensics (Post-mortem analysis)</text:span></text:p>
        </text:list-item>
        <text:list-item>
          <text:p text:style-name="P10"><text:span text:style-name="T2">Soft #1:</text:span><text:span text:style-name="T1"> Resume Building &amp; Optimization</text:span></text:p>
        </text:list-item>
        <text:list-item>
          <text:p text:style-name="P10"><text:span text:style-name="T2">Soft #2:</text:span><text:span text:style-name="T1"> Interview Preparation &amp; Mock Sessions</text:span></text:p>
        </text:list-item>
        <text:list-item>
          <text:p text:style-name="P10"><text:span text:style-name="T2">Capstone Project:</text:span><text:span text:style-name="T1"> </text:span><text:span text:style-name="T4">Live Ransomware Defense Simulation</text:span></text:p>
        </text:list-item>
      </text:list>
      <text:p text:style-name="P28"><draw:rect text:anchor-type="as-char" style:rel-width="100%" draw:z-index="2" draw:style-name="gr1" draw:text-style-name="P29" svg:width="0.0012in" svg:height="0.0213in"><text:p/></draw:rect><text:span text:style-name="T3">Track 3: DevSecOps &amp; Cloud Security</text:span></text:p>
      <text:p text:style-name="P1"><text:span text:style-name="T4">From zero to a Cloud Security Engineer securing pipelines.</text:span></text:p>
      <text:p text:style-name="P1"><text:span text:style-name="T2">Phase 1: The Foundation (Month 1)</text:span></text:p>
      <text:list xml:id="list4122455771" text:style-name="WWNum20">
        <text:list-item>
          <text:p text:style-name="P11"><text:span text:style-name="T2">Tech #2:</text:span><text:span text:style-name="T1"> Linux Operations &amp; Command Line</text:span></text:p>
        </text:list-item>
        <text:list-item>
          <text:p text:style-name="P11"><text:span text:style-name="T2">Tech #30:</text:span><text:span text:style-name="T1"> Bash Scripting</text:span></text:p>
        </text:list-item>
        <text:list-item>
          <text:p text:style-name="P11"><text:span text:style-name="T2">Tech #29:</text:span><text:span text:style-name="T1"> Python for Cybersecurity (Basics)</text:span></text:p>
        </text:list-item>
        <text:list-item>
          <text:p text:style-name="P11"><text:span text:style-name="T2">Soft #20:</text:span><text:span text:style-name="T1"> Systems Thinking (Understanding the whole stack)</text:span></text:p>
        </text:list-item>
      </text:list>
      <text:p text:style-name="P1"><text:span text:style-name="T2">Phase 2: Cloud &amp; Infrastructure (Months 2-3)</text:span></text:p>
      <text:list xml:id="list1559964595" text:style-name="WWNum21">
        <text:list-item>
          <text:p text:style-name="P12"><text:soft-page-break/><text:span text:style-name="T2">Tech #33:</text:span><text:span text:style-name="T1"> Cloud Computing Fundamentals</text:span></text:p>
        </text:list-item>
        <text:list-item>
          <text:p text:style-name="P12"><text:span text:style-name="T2">Tech #34:</text:span><text:span text:style-name="T1"> Cloud Infrastructure Security (AWS/Azure)</text:span></text:p>
        </text:list-item>
        <text:list-item>
          <text:p text:style-name="P12"><text:span text:style-name="T2">Tech #35:</text:span><text:span text:style-name="T1"> Container Security (Docker)</text:span></text:p>
        </text:list-item>
        <text:list-item>
          <text:p text:style-name="P12"><text:span text:style-name="T2">Tech #36:</text:span><text:span text:style-name="T1"> Kubernetes Security &amp; Orchestration</text:span></text:p>
        </text:list-item>
        <text:list-item>
          <text:p text:style-name="P12"><text:span text:style-name="T2">Soft #32:</text:span><text:span text:style-name="T1"> Team Collaboration Dynamics (Working with Devs)</text:span></text:p>
        </text:list-item>
      </text:list>
      <text:p text:style-name="P1"><text:span text:style-name="T2">Phase 3: Pipeline &amp; Code Security (Months 4-5)</text:span></text:p>
      <text:list xml:id="list2534046876" text:style-name="WWNum22">
        <text:list-item>
          <text:p text:style-name="P13"><text:span text:style-name="T2">Tech #37:</text:span><text:span text:style-name="T1"> CI/CD Pipeline Security</text:span></text:p>
        </text:list-item>
        <text:list-item>
          <text:p text:style-name="P13"><text:span text:style-name="T2">Tech #31:</text:span><text:span text:style-name="T1"> Secure Coding Practices</text:span></text:p>
        </text:list-item>
        <text:list-item>
          <text:p text:style-name="P13"><text:span text:style-name="T2">Tech #32:</text:span><text:span text:style-name="T1"> Code Review &amp; Static Analysis (SAST)</text:span></text:p>
        </text:list-item>
        <text:list-item>
          <text:p text:style-name="P13"><text:span text:style-name="T2">Tech #38:</text:span><text:span text:style-name="T1"> API Security Testing</text:span></text:p>
        </text:list-item>
        <text:list-item>
          <text:p text:style-name="P13"><text:span text:style-name="T2">Soft #23:</text:span><text:span text:style-name="T1"> Agile Methodologies (Scrum/Kanban)</text:span></text:p>
        </text:list-item>
      </text:list>
      <text:p text:style-name="P1"><text:span text:style-name="T2">Phase 4: Career Launch (Month 6)</text:span></text:p>
      <text:list xml:id="list3196340196" text:style-name="WWNum23">
        <text:list-item>
          <text:p text:style-name="P14"><text:span text:style-name="T2">Tech #49:</text:span><text:span text:style-name="T1"> LLM Security (Securing AI apps)</text:span></text:p>
        </text:list-item>
        <text:list-item>
          <text:p text:style-name="P14"><text:span text:style-name="T2">Soft #5:</text:span><text:span text:style-name="T1"> Portfolio Development (GitHub focus)</text:span></text:p>
        </text:list-item>
        <text:list-item>
          <text:p text:style-name="P14"><text:span text:style-name="T2">Soft #2:</text:span><text:span text:style-name="T1"> Interview Preparation &amp; Mock Sessions</text:span></text:p>
        </text:list-item>
        <text:list-item>
          <text:p text:style-name="P14"><text:span text:style-name="T2">Capstone Project:</text:span><text:span text:style-name="T1"> </text:span><text:span text:style-name="T4">Secure Pipeline Deployment (DevSecOps Lab)</text:span></text:p>
        </text:list-item>
      </text:list>
      <text:p text:style-name="P28"><draw:rect text:anchor-type="as-char" style:rel-width="100%" draw:z-index="3" draw:style-name="gr1" draw:text-style-name="P29" svg:width="0.0012in" svg:height="0.0213in"><text:p/></draw:rect><text:span text:style-name="T3">Track 4: Enterprise GRC &amp; Security Auditing</text:span></text:p>
      <text:p text:style-name="P1"><text:span text:style-name="T4">From zero to a GRC Analyst or IT Auditor.</text:span></text:p>
      <text:p text:style-name="P1"><text:span text:style-name="T2">Phase 1: The Foundation (Month 1)</text:span></text:p>
      <text:list xml:id="list551341315" text:style-name="WWNum24">
        <text:list-item>
          <text:p text:style-name="P15"><text:span text:style-name="T2">Tech #1:</text:span><text:span text:style-name="T1"> Cybersecurity Fundamentals</text:span></text:p>
        </text:list-item>
        <text:list-item>
          <text:p text:style-name="P15"><text:span text:style-name="T2">Tech #40:</text:span><text:span text:style-name="T1"> NIST Cybersecurity Framework</text:span></text:p>
        </text:list-item>
        <text:list-item>
          <text:p text:style-name="P15"><text:soft-page-break/><text:span text:style-name="T2">Tech #3:</text:span><text:span text:style-name="T1"> Computer Networking (Concept level)</text:span></text:p>
        </text:list-item>
        <text:list-item>
          <text:p text:style-name="P15"><text:span text:style-name="T2">Soft #36:</text:span><text:span text:style-name="T1"> Workplace Ethics &amp; Integrity</text:span></text:p>
        </text:list-item>
      </text:list>
      <text:p text:style-name="P1"><text:span text:style-name="T2">Phase 2: Risk &amp; Compliance (Months 2-3)</text:span></text:p>
      <text:list xml:id="list1266942629" text:style-name="WWNum25">
        <text:list-item>
          <text:p text:style-name="P16"><text:span text:style-name="T2">Tech #39:</text:span><text:span text:style-name="T1"> ISO 27001 Standards &amp; Implementation</text:span></text:p>
        </text:list-item>
        <text:list-item>
          <text:p text:style-name="P16"><text:span text:style-name="T2">Tech #41:</text:span><text:span text:style-name="T1"> Risk Management Strategies</text:span></text:p>
        </text:list-item>
        <text:list-item>
          <text:p text:style-name="P16"><text:span text:style-name="T2">Tech #42:</text:span><text:span text:style-name="T1"> Compliance Frameworks (GDPR/HIPAA/PCI)</text:span></text:p>
        </text:list-item>
        <text:list-item>
          <text:p text:style-name="P16"><text:span text:style-name="T2">Tech #43:</text:span><text:span text:style-name="T1"> Internal Auditing Procedures</text:span></text:p>
        </text:list-item>
        <text:list-item>
          <text:p text:style-name="P16"><text:span text:style-name="T2">Soft #10:</text:span><text:span text:style-name="T1"> Technical Writing (SOPs &amp; Policies)</text:span></text:p>
        </text:list-item>
      </text:list>
      <text:p text:style-name="P1"><text:span text:style-name="T2">Phase 3: Strategy &amp; Vendors (Months 4-5)</text:span></text:p>
      <text:list xml:id="list3638766366" text:style-name="WWNum2">
        <text:list-item>
          <text:p text:style-name="P17"><text:span text:style-name="T2">Tech #44:</text:span><text:span text:style-name="T1"> Third-Party Risk Management (TPRM)</text:span></text:p>
        </text:list-item>
        <text:list-item>
          <text:p text:style-name="P17"><text:span text:style-name="T2">Tech #25:</text:span><text:span text:style-name="T1"> Business Acumen for Tech Pros</text:span></text:p>
        </text:list-item>
        <text:list-item>
          <text:p text:style-name="P17"><text:span text:style-name="T2">Tech #46:</text:span><text:span text:style-name="T1"> Geopolitical Risk Analysis</text:span></text:p>
        </text:list-item>
        <text:list-item>
          <text:p text:style-name="P17"><text:span text:style-name="T2">Soft #14:</text:span><text:span text:style-name="T1"> Negotiation Skills (Pushing back on stakeholders)</text:span></text:p>
        </text:list-item>
        <text:list-item>
          <text:p text:style-name="P17"><text:span text:style-name="T2">Soft #7:</text:span><text:span text:style-name="T1"> Public Speaking (Presenting audit results)</text:span></text:p>
        </text:list-item>
      </text:list>
      <text:p text:style-name="P1"><text:span text:style-name="T2">Phase 4: Career Launch (Month 6)</text:span></text:p>
      <text:list xml:id="list1914732307" text:style-name="WWNum3">
        <text:list-item>
          <text:p text:style-name="P18"><text:span text:style-name="T2">Tech #24:</text:span><text:span text:style-name="T1"> Project Management Basics</text:span></text:p>
        </text:list-item>
        <text:list-item>
          <text:p text:style-name="P18"><text:span text:style-name="T2">Soft #4:</text:span><text:span text:style-name="T1"> LinkedIn Growth &amp; Optimization</text:span></text:p>
        </text:list-item>
        <text:list-item>
          <text:p text:style-name="P18"><text:span text:style-name="T2">Soft #2:</text:span><text:span text:style-name="T1"> Interview Preparation &amp; Mock Sessions</text:span></text:p>
        </text:list-item>
        <text:list-item>
          <text:p text:style-name="P18"><text:span text:style-name="T2">Capstone Project:</text:span><text:span text:style-name="T1"> </text:span><text:span text:style-name="T4">Corporate Risk Assessment &amp; Audit Report</text:span></text:p>
        </text:list-item>
      </text:list>
      <text:p text:style-name="P28"><draw:rect text:anchor-type="as-char" style:rel-width="100%" draw:z-index="4" draw:style-name="gr1" draw:text-style-name="P29" svg:width="0.0012in" svg:height="0.0213in"><text:p/></draw:rect><text:span text:style-name="T3">Track 5: Advanced Penetration Testing &amp; Red Teaming</text:span></text:p>
      <text:p text:style-name="P1"><text:span text:style-name="T4">From zero to an Ethical Hacker breaking into systems.</text:span></text:p>
      <text:p text:style-name="P1"><text:soft-page-break/><text:span text:style-name="T2">Phase 1: The Foundation (Month 1)</text:span></text:p>
      <text:list xml:id="list1012718502" text:style-name="WWNum4">
        <text:list-item>
          <text:p text:style-name="P19"><text:span text:style-name="T2">Tech #1:</text:span><text:span text:style-name="T1"> Cybersecurity Fundamentals</text:span></text:p>
        </text:list-item>
        <text:list-item>
          <text:p text:style-name="P19"><text:span text:style-name="T2">Tech #2:</text:span><text:span text:style-name="T1"> Linux Operations &amp; Command Line</text:span></text:p>
        </text:list-item>
        <text:list-item>
          <text:p text:style-name="P19"><text:span text:style-name="T2">Tech #3:</text:span><text:span text:style-name="T1"> Computer Networking &amp; TCP/IP</text:span></text:p>
        </text:list-item>
        <text:list-item>
          <text:p text:style-name="P19"><text:span text:style-name="T2">Soft #19:</text:span><text:span text:style-name="T1"> Cognitive Biases (Thinking like an attacker)</text:span></text:p>
        </text:list-item>
      </text:list>
      <text:p text:style-name="P1"><text:span text:style-name="T2">Phase 2: Network &amp; Web Attacks (Months 2-3)</text:span></text:p>
      <text:list xml:id="list4257190808" text:style-name="WWNum5">
        <text:list-item>
          <text:p text:style-name="P20"><text:span text:style-name="T2">Tech #18:</text:span><text:span text:style-name="T1"> Network Scanning (Nmap)</text:span></text:p>
        </text:list-item>
        <text:list-item>
          <text:p text:style-name="P20"><text:span text:style-name="T2">Tech #19:</text:span><text:span text:style-name="T1"> Vulnerability Assessment</text:span></text:p>
        </text:list-item>
        <text:list-item>
          <text:p text:style-name="P20"><text:span text:style-name="T2">Tech #20:</text:span><text:span text:style-name="T1"> Web Application Security (OWASP Top 10)</text:span></text:p>
        </text:list-item>
        <text:list-item>
          <text:p text:style-name="P20"><text:span text:style-name="T2">Tech #21:</text:span><text:span text:style-name="T1"> Burp Suite Professional</text:span></text:p>
        </text:list-item>
        <text:list-item>
          <text:p text:style-name="P20"><text:span text:style-name="T2">Soft #11:</text:span><text:span text:style-name="T1"> Report Writing for Executives (The most important pentest skill)</text:span></text:p>
        </text:list-item>
      </text:list>
      <text:p text:style-name="P1"><text:span text:style-name="T2">Phase 3: Advanced Exploitation (Months 4-5)</text:span></text:p>
      <text:list xml:id="list510219567" text:style-name="WWNum6">
        <text:list-item>
          <text:p text:style-name="P21"><text:span text:style-name="T2">Tech #22:</text:span><text:span text:style-name="T1"> System Hacking &amp; Exploitation</text:span></text:p>
        </text:list-item>
        <text:list-item>
          <text:p text:style-name="P21"><text:span text:style-name="T2">Tech #23:</text:span><text:span text:style-name="T1"> Privilege Escalation (Linux/Windows)</text:span></text:p>
        </text:list-item>
        <text:list-item>
          <text:p text:style-name="P21"><text:span text:style-name="T2">Tech #25:</text:span><text:span text:style-name="T1"> Active Directory Attacks</text:span></text:p>
        </text:list-item>
        <text:list-item>
          <text:p text:style-name="P21"><text:span text:style-name="T2">Tech #24:</text:span><text:span text:style-name="T1"> Lateral Movement Techniques</text:span></text:p>
        </text:list-item>
        <text:list-item>
          <text:p text:style-name="P21"><text:span text:style-name="T2">Soft #21:</text:span><text:span text:style-name="T1"> Creative Innovation (Bypassing controls)</text:span></text:p>
        </text:list-item>
      </text:list>
      <text:p text:style-name="P1"><text:span text:style-name="T2">Phase 4: Career Launch (Month 6)</text:span></text:p>
      <text:list xml:id="list2279997085" text:style-name="WWNum7">
        <text:list-item>
          <text:p text:style-name="P22"><text:span text:style-name="T2">Tech #26:</text:span><text:span text:style-name="T1"> Social Engineering Tactics</text:span></text:p>
        </text:list-item>
        <text:list-item>
          <text:p text:style-name="P22"><text:span text:style-name="T2">Soft #3:</text:span><text:span text:style-name="T1"> Personal Branding Strategy</text:span></text:p>
        </text:list-item>
        <text:list-item>
          <text:p text:style-name="P22"><text:span text:style-name="T2">Soft #2:</text:span><text:span text:style-name="T1"> Interview Preparation &amp; Mock Sessions</text:span></text:p>
        </text:list-item>
        <text:list-item>
          <text:p text:style-name="P22"><text:soft-page-break/><text:span text:style-name="T2">Capstone Project:</text:span><text:span text:style-name="T1"> </text:span><text:span text:style-name="T4">Full Scope Red Team Engagement (Simulated)</text:span></text:p>
        </text:list-item>
      </text:list>
      <text:p text:style-name="P28"><draw:rect text:anchor-type="as-char" style:rel-width="100%" draw:z-index="5" draw:style-name="gr1" draw:text-style-name="P29" svg:width="0.0012in" svg:height="0.0213in"><text:p/></draw:rect><text:span text:style-name="T3">Track 6: Security Automation &amp; Tool Development</text:span></text:p>
      <text:p text:style-name="P1"><text:span text:style-name="T4">From zero to a Security Software Engineer.</text:span></text:p>
      <text:p text:style-name="P1"><text:span text:style-name="T2">Phase 1: The Foundation (Month 1)</text:span></text:p>
      <text:list xml:id="list711888834" text:style-name="WWNum8">
        <text:list-item>
          <text:p text:style-name="P23"><text:span text:style-name="T2">Tech #2:</text:span><text:span text:style-name="T1"> Linux Operations &amp; Command Line</text:span></text:p>
        </text:list-item>
        <text:list-item>
          <text:p text:style-name="P23"><text:span text:style-name="T2">Tech #29:</text:span><text:span text:style-name="T1"> Python for Cybersecurity (Core Syntax)</text:span></text:p>
        </text:list-item>
        <text:list-item>
          <text:p text:style-name="P23"><text:span text:style-name="T2">Tech #1:</text:span><text:span text:style-name="T1"> Cybersecurity Fundamentals</text:span></text:p>
        </text:list-item>
        <text:list-item>
          <text:p text:style-name="P23"><text:span text:style-name="T2">Soft #17:</text:span><text:span text:style-name="T1"> Analytical Problem Solving</text:span></text:p>
        </text:list-item>
      </text:list>
      <text:p text:style-name="P1"><text:span text:style-name="T2">Phase 2: Scripting &amp; Automation (Months 2-3)</text:span></text:p>
      <text:list xml:id="list3004180750" text:style-name="WWNum9">
        <text:list-item>
          <text:p text:style-name="P24"><text:span text:style-name="T2">Tech #30:</text:span><text:span text:style-name="T1"> Bash Scripting</text:span></text:p>
        </text:list-item>
        <text:list-item>
          <text:p text:style-name="P24"><text:span text:style-name="T2">Tech #18:</text:span><text:span text:style-name="T1"> Network Scanning (Understanding what to automate)</text:span></text:p>
        </text:list-item>
        <text:list-item>
          <text:p text:style-name="P24"><text:span text:style-name="T2">Tech #47:</text:span><text:span text:style-name="T1"> AI for Defense (Using AI APIs)</text:span></text:p>
        </text:list-item>
        <text:list-item>
          <text:p text:style-name="P24"><text:span text:style-name="T2">Tech #10:</text:span><text:span text:style-name="T1"> Playbook Design &amp; Automation</text:span></text:p>
        </text:list-item>
        <text:list-item>
          <text:p text:style-name="P24"><text:span text:style-name="T2">Soft #22:</text:span><text:span text:style-name="T1"> Time Management &amp; Productivity</text:span></text:p>
        </text:list-item>
      </text:list>
      <text:p text:style-name="P1"><text:span text:style-name="T2">Phase 3: Development &amp; Integration (Months 4-5)</text:span></text:p>
      <text:list xml:id="list2181909194" text:style-name="WWNum10">
        <text:list-item>
          <text:p text:style-name="P25"><text:span text:style-name="T2">Tech #15:</text:span><text:span text:style-name="T1"> Developing Custom Security Tools</text:span></text:p>
        </text:list-item>
        <text:list-item>
          <text:p text:style-name="P25"><text:span text:style-name="T2">Tech #38:</text:span><text:span text:style-name="T1"> API Security Testing (Building &amp; Breaking)</text:span></text:p>
        </text:list-item>
        <text:list-item>
          <text:p text:style-name="P25"><text:span text:style-name="T2">Tech #31:</text:span><text:span text:style-name="T1"> Secure Coding Practices</text:span></text:p>
        </text:list-item>
        <text:list-item>
          <text:p text:style-name="P25"><text:span text:style-name="T2">Tech #32:</text:span><text:span text:style-name="T1"> Code Review &amp; Static Analysis</text:span></text:p>
        </text:list-item>
        <text:list-item>
          <text:p text:style-name="P25"><text:span text:style-name="T2">Soft #32:</text:span><text:span text:style-name="T1"> Team Collaboration Dynamics</text:span></text:p>
        </text:list-item>
      </text:list>
      <text:p text:style-name="P1"><text:span text:style-name="T2">Phase 4: Career Launch (Month 6)</text:span></text:p>
      <text:list xml:id="list2659438330" text:style-name="WWNum11">
        <text:list-item>
          <text:p text:style-name="P26"><text:soft-page-break/><text:span text:style-name="T2">Tech #49:</text:span><text:span text:style-name="T1"> LLM Security (Building secure AI agents)</text:span></text:p>
        </text:list-item>
        <text:list-item>
          <text:p text:style-name="P26"><text:span text:style-name="T2">Soft #5:</text:span><text:span text:style-name="T1"> Portfolio Development (GitHub)</text:span></text:p>
        </text:list-item>
        <text:list-item>
          <text:p text:style-name="P26"><text:span text:style-name="T2">Soft #2:</text:span><text:span text:style-name="T1"> Interview Preparation &amp; Mock Sessions</text:span></text:p>
        </text:list-item>
        <text:list-item>
          <text:p text:style-name="P26"><text:span text:style-name="T2">Capstone Project:</text:span><text:span text:style-name="T1"> </text:span><text:span text:style-name="T4">Build a Custom Vulnerability Scanner</text:span></text:p>
        </text:list-item>
      </text:list>
      <text:p text:style-name="P1"><draw:rect text:anchor-type="as-char" style:rel-width="100%" draw:z-index="6" draw:style-name="gr1" draw:text-style-name="P29" svg:width="0.0012in" svg:height="0.0213in"><text:p/></draw:rect><text:span text:style-name="T1">This structure now utilizes 60-70 of your 90 modules.</text:span></text:p>
      <text:p text:style-name="P1"><text:span text:style-name="T1">Each track is heavy, realistic, and covers the "Zero to Hero" journey including the Resume/Interview prep at the end.</text:span></text:p>
      <text:p text:style-name="P1"><text:span text:style-name="T2">Does this level of depth match your vision for the booklet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1" style:display-name="ListLabel 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2" style:display-name="ListLabel 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3" style:display-name="ListLabel 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4" style:display-name="ListLabel 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5" style:display-name="ListLabel 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6" style:display-name="ListLabel 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7" style:display-name="ListLabel 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9" style:display-name="ListLabel 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0" style:display-name="ListLabel 1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1" style:display-name="ListLabel 1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2" style:display-name="ListLabel 1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3" style:display-name="ListLabel 1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4" style:display-name="ListLabel 1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5" style:display-name="ListLabel 1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6" style:display-name="ListLabel 1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8" style:display-name="ListLabel 1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9" style:display-name="ListLabel 1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0" style:display-name="ListLabel 1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1" style:display-name="ListLabel 1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2" style:display-name="ListLabel 1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3" style:display-name="ListLabel 1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4" style:display-name="ListLabel 1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5" style:display-name="ListLabel 1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6" style:display-name="ListLabel 1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7" style:display-name="ListLabel 1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8" style:display-name="ListLabel 1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9" style:display-name="ListLabel 1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0" style:display-name="ListLabel 1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1" style:display-name="ListLabel 1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2" style:display-name="ListLabel 1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3" style:display-name="ListLabel 1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4" style:display-name="ListLabel 1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6" style:display-name="ListLabel 1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7" style:display-name="ListLabel 1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8" style:display-name="ListLabel 1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9" style:display-name="ListLabel 1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0" style:display-name="ListLabel 1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1" style:display-name="ListLabel 1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2" style:display-name="ListLabel 1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3" style:display-name="ListLabel 1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5" style:display-name="ListLabel 1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6" style:display-name="ListLabel 1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7" style:display-name="ListLabel 1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8" style:display-name="ListLabel 1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9" style:display-name="ListLabel 1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0" style:display-name="ListLabel 1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1" style:display-name="ListLabel 1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2" style:display-name="ListLabel 1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4" style:display-name="ListLabel 1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5" style:display-name="ListLabel 1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6" style:display-name="ListLabel 1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7" style:display-name="ListLabel 1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8" style:display-name="ListLabel 1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9" style:display-name="ListLabel 1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0" style:display-name="ListLabel 1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1" style:display-name="ListLabel 1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3" style:display-name="ListLabel 1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4" style:display-name="ListLabel 1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5" style:display-name="ListLabel 1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6" style:display-name="ListLabel 1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7" style:display-name="ListLabel 1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8" style:display-name="ListLabel 1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9" style:display-name="ListLabel 1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0" style:display-name="ListLabel 1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2" style:display-name="ListLabel 1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3" style:display-name="ListLabel 1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4" style:display-name="ListLabel 1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5" style:display-name="ListLabel 1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6" style:display-name="ListLabel 1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7" style:display-name="ListLabel 1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8" style:display-name="ListLabel 1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9" style:display-name="ListLabel 1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0" style:display-name="ListLabel 1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1" style:display-name="ListLabel 1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2" style:display-name="ListLabel 1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3" style:display-name="ListLabel 1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4" style:display-name="ListLabel 1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5" style:display-name="ListLabel 1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6" style:display-name="ListLabel 1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7" style:display-name="ListLabel 1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8" style:display-name="ListLabel 1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0" style:display-name="ListLabel 1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1" style:display-name="ListLabel 1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2" style:display-name="ListLabel 1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3" style:display-name="ListLabel 1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4" style:display-name="ListLabel 1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5" style:display-name="ListLabel 1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6" style:display-name="ListLabel 1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7" style:display-name="ListLabel 1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8" style:display-name="ListLabel 1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9" style:display-name="ListLabel 1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0" style:display-name="ListLabel 1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1" style:display-name="ListLabel 1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2" style:display-name="ListLabel 1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3" style:display-name="ListLabel 1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4" style:display-name="ListLabel 1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5" style:display-name="ListLabel 1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6" style:display-name="ListLabel 1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7" style:display-name="ListLabel 1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8" style:display-name="ListLabel 1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9" style:display-name="ListLabel 1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0" style:display-name="ListLabel 2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1" style:display-name="ListLabel 2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2" style:display-name="ListLabel 2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3" style:display-name="ListLabel 2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4" style:display-name="ListLabel 2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5" style:display-name="ListLabel 2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6" style:display-name="ListLabel 2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7" style:display-name="ListLabel 2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8" style:display-name="ListLabel 2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9" style:display-name="ListLabel 2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0" style:display-name="ListLabel 2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1" style:display-name="ListLabel 2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2" style:display-name="ListLabel 2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3" style:display-name="ListLabel 2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4" style:display-name="ListLabel 2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5" style:display-name="ListLabel 2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6" style:display-name="ListLabel 2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7" style:display-name="ListLabel 2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8" style:display-name="ListLabel 2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9" style:display-name="ListLabel 2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0" style:display-name="ListLabel 2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1" style:display-name="ListLabel 2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2" style:display-name="ListLabel 2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3" style:display-name="ListLabel 2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4" style:display-name="ListLabel 2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5" style:display-name="ListLabel 2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8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8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8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9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9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9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9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0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0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0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0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1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1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2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2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3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3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4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5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5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6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6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7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8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8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8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8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9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9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0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0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0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0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1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1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1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1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2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2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2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53" meta:word-count="1202" meta:character-count="7300" meta:non-whitespace-character-count="6362"/>
    <meta:generator>LibreOfficeDev/6.0.5.2$Linux_X86_64 LibreOffice_project/</meta:generator>
  </office:meta>
</office:document-meta>
</file>